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Unicode MS" svg:font-family="'Arial Unicode MS'"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75cm" fo:margin-left="0cm" fo:margin-top="0cm" fo:margin-bottom="0cm" table:align="left" style:writing-mode="lr-tb"/>
    </style:style>
    <style:style style:name="Table1.A" style:family="table-column">
      <style:table-column-properties style:column-width="2.591cm"/>
    </style:style>
    <style:style style:name="Table1.B" style:family="table-column">
      <style:table-column-properties style:column-width="13.284cm"/>
    </style:style>
    <style:style style:name="Table1.1" style:family="table-row">
      <style:table-row-properties fo:keep-together="auto"/>
    </style:style>
    <style:style style:name="Table1.A1" style:family="table-cell">
      <style:table-cell-properties style:vertical-align="" fo:background-color="transparent" fo:padding="0.176cm" fo:border="none">
        <style:background-image/>
      </style:table-cell-properties>
    </style:style>
    <style:style style:name="P1" style:family="paragraph" style:parent-style-name="normal">
      <loext:graphic-properties draw:fill="none" draw:fill-color="#ffffff"/>
      <style:paragraph-properties fo:keep-together="auto" fo:orphans="0" fo:widows="0" fo:background-color="transparent" fo:padding="0cm" fo:border="none" fo:keep-with-next="auto"/>
    </style:style>
    <style:style style:name="P2" style:family="paragraph" style:parent-style-name="normal">
      <loext:graphic-properties draw:fill="none" draw:fill-color="#ffffff"/>
      <style:paragraph-properties fo:text-align="center" style:justify-single-word="false" fo:keep-together="auto" fo:orphans="0" fo:widows="0" fo:background-color="transparent" fo:padding="0cm" fo:border="none" fo:keep-with-next="auto"/>
    </style:style>
    <style:style style:name="P3" style:family="paragraph" style:parent-style-name="normal">
      <loext:graphic-properties draw:fill="none" draw:fill-color="#ffffff"/>
      <style:paragraph-properties fo:text-align="center" style:justify-single-word="false" fo:background-color="transparent" fo:padding="0cm" fo:border="none">
        <style:tab-stops>
          <style:tab-stop style:position="17.145cm" style:type="right"/>
        </style:tab-stops>
      </style:paragraph-properties>
    </style:style>
    <style:style style:name="P4" style:family="paragraph" style:parent-style-name="normal">
      <loext:graphic-properties draw:fill="none" draw:fill-color="#ffffff"/>
      <style:paragraph-properties fo:background-color="transparent" fo:padding="0cm" fo:border="none"/>
    </style:style>
    <style:style style:name="P5" style:family="paragraph" style:parent-style-name="normal">
      <loext:graphic-properties draw:fill="none" draw:fill-color="#ffffff"/>
      <style:paragraph-properties fo:background-color="transparent" fo:padding="0cm" fo:border="none"/>
      <style:text-properties style:font-name="Arial Unicode MS" style:font-name-asian="Arial Unicode MS1" style:font-name-complex="Arial Unicode MS1"/>
    </style:style>
    <style:style style:name="P6" style:family="paragraph" style:parent-style-name="Heading_20_1">
      <loext:graphic-properties draw:fill="none" draw:fill-color="#ffffff"/>
      <style:paragraph-properties fo:background-color="transparent" fo:padding="0cm" fo:border="none"/>
    </style:style>
    <style:style style:name="P7" style:family="paragraph" style:parent-style-name="Title">
      <loext:graphic-properties draw:fill="none" draw:fill-color="#ffffff"/>
      <style:paragraph-properties fo:line-height="100%" fo:background-color="transparent" fo:padding="0cm" fo:border="none"/>
      <style:text-properties officeooo:rsid="001627f8" officeooo:paragraph-rsid="001627f8"/>
    </style:style>
    <style:style style:name="P8" style:family="paragraph" style:parent-style-name="Heading_20_1">
      <loext:graphic-properties draw:fill="none" draw:fill-color="#ffffff"/>
      <style:paragraph-properties fo:break-before="page" fo:background-color="transparent" fo:padding="0cm" fo:border="none"/>
    </style:style>
    <style:style style:name="P9" style:family="paragraph" style:parent-style-name="normal">
      <loext:graphic-properties draw:fill="none" draw:fill-color="#ffffff"/>
      <style:paragraph-properties fo:margin-left="0cm" fo:margin-right="0cm" fo:margin-top="0cm" fo:margin-bottom="0cm" loext:contextual-spacing="false" fo:line-height="100%" fo:keep-together="auto" fo:orphans="0" fo:widows="0" fo:text-indent="0cm" style:auto-text-indent="false" fo:background-color="transparent" fo:padding="0cm" fo:border="none" fo:keep-with-next="auto"/>
    </style:style>
    <style:style style:name="P10" style:family="paragraph" style:parent-style-name="normal">
      <loext:graphic-properties draw:fill="none" draw:fill-color="#ffffff"/>
      <style:paragraph-properties fo:margin-left="0cm" fo:margin-right="0cm" fo:margin-top="0cm" fo:margin-bottom="0cm" loext:contextual-spacing="false" fo:line-height="100%" fo:keep-together="auto" fo:orphans="0" fo:widows="0" fo:text-indent="0cm" style:auto-text-indent="false" fo:background-color="transparent" fo:padding="0cm" fo:border="none" fo:keep-with-next="auto"/>
      <style:text-properties officeooo:rsid="00143060" officeooo:paragraph-rsid="00143060"/>
    </style:style>
    <style:style style:name="P11" style:family="paragraph" style:parent-style-name="normal">
      <loext:graphic-properties draw:fill="none" draw:fill-color="#ffffff"/>
      <style:paragraph-properties fo:margin-left="0cm" fo:margin-right="0cm" fo:margin-top="0cm" fo:margin-bottom="0cm" loext:contextual-spacing="false" fo:line-height="100%" fo:orphans="0" fo:widows="0" fo:text-indent="0cm" style:auto-text-indent="false" fo:background-color="transparent" fo:padding="0cm" fo:border="none"/>
      <style:text-properties officeooo:rsid="00143060" officeooo:paragraph-rsid="00143060"/>
    </style:style>
    <style:style style:name="P12" style:family="paragraph" style:parent-style-name="normal">
      <style:paragraph-properties fo:margin-left="0cm" fo:margin-right="0cm" fo:margin-top="0.141cm" fo:margin-bottom="0.106cm" loext:contextual-spacing="false" fo:line-height="100%" fo:text-indent="0cm" style:auto-text-indent="false"/>
    </style:style>
    <style:style style:name="P13" style:family="paragraph" style:parent-style-name="normal">
      <style:paragraph-properties fo:margin-left="0cm" fo:margin-right="0cm" fo:margin-top="0.353cm" fo:margin-bottom="0.106cm" loext:contextual-spacing="false" fo:line-height="100%" fo:text-indent="0cm" style:auto-text-indent="false"/>
    </style:style>
    <style:style style:name="P14" style:family="paragraph" style:parent-style-name="normal">
      <style:paragraph-properties fo:margin-left="0cm" fo:margin-right="0cm" fo:margin-top="0.353cm" fo:margin-bottom="0.141cm" loext:contextual-spacing="false" fo:line-height="100%" fo:text-indent="0cm" style:auto-text-indent="false"/>
    </style:style>
    <style:style style:name="P15" style:family="paragraph" style:parent-style-name="normal">
      <style:paragraph-properties fo:margin-left="0.635cm" fo:margin-right="0cm" fo:margin-top="0.106cm" fo:margin-bottom="0.106cm" loext:contextual-spacing="false" fo:line-height="100%" fo:text-indent="0cm" style:auto-text-indent="false"/>
    </style:style>
    <style:style style:name="P16" style:family="paragraph" style:parent-style-name="normal">
      <style:paragraph-properties fo:margin-top="0.423cm" fo:margin-bottom="0.423cm" loext:contextual-spacing="false" fo:line-height="100%"/>
    </style:style>
    <style:style style:name="P17" style:family="paragraph" style:parent-style-name="normal">
      <style:paragraph-properties fo:margin-left="1.905cm" fo:margin-right="0cm" fo:margin-top="0.423cm" fo:margin-bottom="0.423cm" loext:contextual-spacing="false" fo:line-height="100%" fo:text-indent="-0.635cm" style:auto-text-indent="false"/>
    </style:style>
    <style:style style:name="P18" style:family="paragraph" style:parent-style-name="normal">
      <style:text-properties style:font-name="Arial Unicode MS" style:font-name-asian="Arial Unicode MS1" style:font-name-complex="Arial Unicode MS1"/>
    </style:style>
    <style:style style:name="P19" style:family="paragraph" style:parent-style-name="Standard">
      <style:paragraph-properties fo:margin-top="0.423cm" fo:margin-bottom="0.423cm" loext:contextual-spacing="false" fo:line-height="100%"/>
      <style:text-properties officeooo:paragraph-rsid="001aa611"/>
    </style:style>
    <style:style style:name="P20" style:family="paragraph" style:parent-style-name="normal" style:master-page-name="Standard">
      <loext:graphic-properties draw:fill="none" draw:fill-color="#ffffff"/>
      <style:paragraph-properties fo:keep-together="auto" fo:orphans="0" fo:widows="0" style:page-number="1" fo:background-color="transparent" fo:padding="0cm" fo:border="none" fo:keep-with-next="auto"/>
    </style:style>
    <style:style style:name="P21" style:family="paragraph" style:parent-style-name="normal">
      <style:paragraph-properties fo:margin-top="0.423cm" fo:margin-bottom="0.423cm" loext:contextual-spacing="false" fo:line-height="100%"/>
    </style:style>
    <style:style style:name="T1" style:family="text">
      <style:text-properties fo:font-size="9pt" style:font-size-asian="9pt" style:font-size-complex="9pt"/>
    </style:style>
    <style:style style:name="T2" style:family="text">
      <style:text-properties fo:font-weight="bold" style:font-weight-asian="bold"/>
    </style:style>
    <style:style style:name="T3" style:family="text">
      <style:text-properties fo:font-variant="normal" fo:text-transform="none" fo:color="#1155cc" style:text-line-through-style="none" style:text-line-through-type="none" style:text-position="0% 100%" style:font-name="Helvetica Neue" fo:font-size="11pt" fo:font-style="normal" style:text-underline-style="solid" style:text-underline-width="auto" style:text-underline-color="font-color" fo:font-weight="normal" fo:background-color="transparent" loext:char-shading-value="0" style:font-name-asian="Helvetica Neue1" style:font-size-asian="11pt" style:font-style-asian="normal" style:font-weight-asian="normal" style:font-name-complex="Helvetica Neue1" style:font-size-complex="11pt"/>
    </style:style>
    <style:style style:name="T4" style:family="text">
      <style:text-properties fo:color="#1155cc" style:text-underline-style="solid" style:text-underline-width="auto" style:text-underline-color="font-color"/>
    </style:style>
    <style:style style:name="T5" style:family="text">
      <style:text-properties style:font-name="Times New Roman" fo:font-size="7pt" style:font-name-asian="Times New Roman1" style:font-size-asian="7pt" style:font-name-complex="Times New Roman1" style:font-size-complex="7pt"/>
    </style:style>
    <style:style style:name="T6" style:family="text">
      <style:text-properties officeooo:rsid="00143060"/>
    </style:style>
    <style:style style:name="T7" style:family="text">
      <style:text-properties officeooo:rsid="001b605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
      <text:p text:style-name="P1">Technical Report <text:s/>- Project specifications</text:p>
      <text:p text:style-name="P7">Covinfo</text:p>
      <text:p text:style-name="P1"><text:s/></text:p>
      <text:p text:style-name="P1"><text:s/></text:p>
      <text:p text:style-name="P1"/>
      <text:p text:style-name="P1"><text:s/></text:p>
      <table:table table:name="Table1" table:style-name="Table1">
        <table:table-column table:style-name="Table1.A"/>
        <table:table-column table:style-name="Table1.B"/>
        <table:table-row table:style-name="Table1.1">
          <table:table-cell table:style-name="Table1.A1" office:value-type="string">
            <text:p text:style-name="P9">Course:</text:p>
          </table:table-cell>
          <table:table-cell table:style-name="Table1.A1" office:value-type="string">
            <text:p text:style-name="P9">IES - Introdução à Engenharia de Software</text:p>
          </table:table-cell>
        </table:table-row>
        <table:table-row table:style-name="Table1.1">
          <table:table-cell table:style-name="Table1.A1" office:value-type="string">
            <text:p text:style-name="P9">Date:</text:p>
          </table:table-cell>
          <table:table-cell table:style-name="Table1.A1" office:value-type="string">
            <text:p text:style-name="P9">Aveiro, &lt;date of submission&gt;</text:p>
          </table:table-cell>
        </table:table-row>
        <table:table-row table:style-name="Table1.1">
          <table:table-cell table:style-name="Table1.A1" office:value-type="string">
            <text:p text:style-name="P9">Students:</text:p>
          </table:table-cell>
          <table:table-cell table:style-name="Table1.A1" office:value-type="string">
            <text:p text:style-name="P9"><text:span text:style-name="T6">92969</text:span>: <text:span text:style-name="T6">Diogo Filipe Amaral Carvalho</text:span></text:p>
            <text:p text:style-name="P11">93118: Ricardo Saraiva da Cruz</text:p>
            <text:p text:style-name="P10">93283: Pedro Miguel Loureiro Amaral</text:p>
            <text:p text:style-name="P11">93367: Rafael Ferreira Baptista</text:p>
          </table:table-cell>
        </table:table-row>
        <table:table-row table:style-name="Table1.1">
          <table:table-cell table:style-name="Table1.A1" office:value-type="string">
            <text:p text:style-name="P9">Project abstract:</text:p>
          </table:table-cell>
          <table:table-cell table:style-name="Table1.A1" office:value-type="string">
            <text:p text:style-name="P9">&lt;concise presentation of the <text:span text:style-name="T2">application concept</text:span> and the <text:span text:style-name="T2">key achievements</text:span>&gt;</text:p>
          </table:table-cell>
        </table:table-row>
      </table:table>
      <text:p text:style-name="P1"/>
      <text:p text:style-name="P1"/>
      <text:p text:style-name="P1">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35sslkb8z3" text:style-name="Index_20_Link" text:visited-style-name="Index_20_Link"><text:span text:style-name="T3">1 Introduction</text:span></text:a></text:p>
          <text:p text:style-name="P13"><text:a xlink:type="simple" xlink:href="#_tfjhd25drpey" text:style-name="Index_20_Link" text:visited-style-name="Index_20_Link"><text:span text:style-name="T3">2 Product concept</text:span></text:a></text:p>
          <text:p text:style-name="P15"><text:a xlink:type="simple" xlink:href="#_gc3ga3y7km9t" text:style-name="Index_20_Link" text:visited-style-name="Index_20_Link"><text:span text:style-name="T3">Vision statement</text:span></text:a></text:p>
          <text:p text:style-name="P15"><text:a xlink:type="simple" xlink:href="#_2geau0v6yvx1" text:style-name="Index_20_Link" text:visited-style-name="Index_20_Link"><text:span text:style-name="T3">Personas</text:span></text:a></text:p>
          <text:p text:style-name="P15"><text:a xlink:type="simple" xlink:href="#_5iyqdln4iw44" text:style-name="Index_20_Link" text:visited-style-name="Index_20_Link"><text:span text:style-name="T3">Main scenarios</text:span></text:a></text:p>
          <text:p text:style-name="P13"><text:a xlink:type="simple" xlink:href="#_ht05adz0s1wb" text:style-name="Index_20_Link" text:visited-style-name="Index_20_Link"><text:span text:style-name="T3">3 Architecture notebook</text:span></text:a></text:p>
          <text:p text:style-name="P15"><text:a xlink:type="simple" xlink:href="#_hwblkhip049d" text:style-name="Index_20_Link" text:visited-style-name="Index_20_Link"><text:span text:style-name="T3">Key requirements and constrains</text:span></text:a></text:p>
          <text:p text:style-name="P15"><text:a xlink:type="simple" xlink:href="#_flrr17v8574m" text:style-name="Index_20_Link" text:visited-style-name="Index_20_Link"><text:span text:style-name="T3">Architetural view</text:span></text:a></text:p>
          <text:p text:style-name="P15"><text:a xlink:type="simple" xlink:href="#_32p2sma1plje" text:style-name="Index_20_Link" text:visited-style-name="Index_20_Link"><text:span text:style-name="T3">Module interactions</text:span></text:a></text:p>
          <text:p text:style-name="P13"><text:a xlink:type="simple" xlink:href="#_pcyv88xodbd9" text:style-name="Index_20_Link" text:visited-style-name="Index_20_Link"><text:span text:style-name="T3">4 Information perspetive</text:span></text:a></text:p>
          <text:p text:style-name="P14"><text:a xlink:type="simple" xlink:href="#_yc3oy6awb07y" text:style-name="Index_20_Link" text:visited-style-name="Index_20_Link"><text:span text:style-name="T3">5 References and resources</text:span></text:a></text:p>
        </text:index-body>
      </text:table-of-content>
      <text:p text:style-name="P1"/>
      <text:p text:style-name="P1"/>
      <text:p text:style-name="P1"/>
      <text:p text:style-name="P8"><text:bookmark text:name="_35sslkb8z3"/>1 Introduction</text:p>
      <text:p text:style-name="P1">&lt;Note: you may prepare the report in English or Portuguese, but don’t mix languages. Adapt the template if using Portuguese.&gt;</text:p>
      <text:p text:style-name="P1">&lt;background info with respect to the objectives of this project assignment in the scope of the IES course,...&gt;</text:p>
      <text:p text:style-name="Heading_20_1"><text:bookmark text:name="_tfjhd25drpey"/>2 Product concept </text:p>
      <text:p text:style-name="Heading_20_2"><text:bookmark text:name="_gc3ga3y7km9t"/>Vision statement</text:p>
      <text:p text:style-name="P1">&lt;functional (black-box) description of the application: what will you system be used for? Which is the high-level/business problem being solved by your system?&gt;</text:p>
      <text:p text:style-name="P1">&lt;if needed, clarify what was planned/expected to be included but was changed to a different approach/concept &gt;</text:p>
      <text:p text:style-name="normal">&lt;optional: how is your system different or similar to other well-kniwn products?&gt;</text:p>
      <text:p text:style-name="P1">&lt;optional: you may include a UML Use Case diagram to support the explanation&gt;</text:p>
      <text:p text:style-name="P1">&lt;optional: additional details on the process for the requirements gathering and selection (how did we developed the concept? Who helped us with the requirements? etc)&gt;</text:p>
      <text:p text:style-name="Heading_20_2"><text:bookmark text:name="_2geau0v6yvx1"/>Personas</text:p>
      <text:p text:style-name="P16">&lt;Uma Persona é uma personagem utilizada para contar histórias representativas da futura utilização do sistema. Uma Persona é um Actor instanciado, à qual se dá um conjunto de caraterísticas para a humanizar e definir o contexto em que usará o sistema e as suas motivações.</text:p>
      <text:p text:style-name="P16"><text:s/>“Personas are fictional people. They have names, likenesses, clothes, occupations, families, friends, pets, possessions, and so forth. They have age, gender, ethnicity, educational achievement, and socioeconomic status. They have life stories, goals and tasks. Scenarios can be constructed around personas, but the personas come first. They are not ‘agents’ or ‘actors’ in a script, they are people. Photographs of the personas and their workplaces are created and displayed. <text:s/>[…] It is to obtain a more powerful level of identification and engagement that enable design, development, and testing to move forward more effectively”. Adapted from Grudin, J. and Pruitt, J., 2002, June. Personas, participatory design and product development: An infrastructure for engagement. In Proc. PDC (Vol. 2).</text:p>
      <text:p text:style-name="P16"><text:s/>Exemplo: <text:s/>ver<text:a xlink:type="simple" xlink:href="http://www.mdpi.com/1424-8220/18/4/1285" text:style-name="Standard" text:visited-style-name="Standard"> </text:a><text:a xlink:type="simple" xlink:href="http://www.mdpi.com/1424-8220/18/4/1285" text:style-name="Standard" text:visited-style-name="Standard"><text:span text:style-name="T4">secção 4.1, neste artigo</text:span></text:a> (open access)] &gt;</text:p>
      <text:p text:style-name="P16"><text:s/></text:p>
      <text:p text:style-name="P1"/>
      <text:p text:style-name="Heading_20_2"><text:bookmark text:name="_5iyqdln4iw44"/><text:soft-page-break/>Main scenarios</text:p>
      <text:p text:style-name="normal">&lt;You don’t need to be exhaustive. Pick the main scenarios, related to the core value of the system.&gt;</text:p>
      <text:p text:style-name="normal">&lt;The scenarios tell the story of the Personas in their lives, doing their daily/professional activities that are relevant to find the points of contact with the system under specification.</text:p>
      <text:p text:style-name="normal">Scenarios are somewhat similiar to use cases (they have a goal and tell a story), but, unlike use cases, they capture a larger process, with activities that may not use the software. Scenarios don’t required a “template”, like the usual use cases description.&gt; </text:p>
      <text:p text:style-name="P16"><text:s/>Exemplo: <text:s/>ver<text:a xlink:type="simple" xlink:href="http://www.mdpi.com/1424-8220/18/4/1285" text:style-name="Standard" text:visited-style-name="Standard"> </text:a><text:a xlink:type="simple" xlink:href="http://www.mdpi.com/1424-8220/18/4/1285" text:style-name="Standard" text:visited-style-name="Standard"><text:span text:style-name="T4">secção 4.2 neste artigo</text:span></text:a> (open access)] &gt;</text:p>
      <text:p text:style-name="P16">------------------------<text:span text:style-name="T7">User stories que estavam no github------------------------------</text:span></text:p>
      <text:p text:style-name="P19"><text:bookmark text:name="cch_f62b7f99687c3a"/>Profissional de saúde consegue alterar estado clinico de pacientes que acompanha.</text:p>
      <text:p text:style-name="P19">Como médico, pretendo alterar o estado de um paciente para positivo para a covid 19, para que os dados estejam o mais atualizados possíveis.</text:p>
      <text:p text:style-name="P19">Utilizador pode ver a 'linha de curvatura' da pandemia num gráfico.</text:p>
      <text:p text:style-name="P19">Como utilizador pretendo ver todos dados desde o inicio da pandemia na forma de um gráfico, de maneira a saber qual a curvatura atual da situação pandemica do país.</text:p>
      <text:p text:style-name="P19">Utilizador pode ver valores de percentagens relativas aos dados.</text:p>
      <text:p text:style-name="P19">Como residente do concelho de Aveiro, pretendo saber a percentagem de casos positivos por 100 mil habitantes de Aveiro, para saber que medidas da dgs devo respeitar.</text:p>
      <text:p text:style-name="P19">Utilizador pode ver dados relativos aos números da pandemia, com filtros.</text:p>
      <text:p text:style-name="P19">Como utilizador, pretendo saber qual o número de mortes na faxa etária dos +70 anos desde o inicio da pandemia, para adquirir informação.</text:p>
      <text:p text:style-name="P19">Utilizador pode ver o estado atual de gravidade do país. Como cidadão português, pretendo ver o número de casos positivos do dia atual, para estar atualizado com o estado de gravidade do país.</text:p>
      <text:p text:style-name="P16"/>
      <text:p text:style-name="Heading_20_1"><text:bookmark text:name="_ht05adz0s1wb"/>3 Architecture notebook</text:p>
      <text:p text:style-name="Heading_20_2"><text:bookmark text:name="_hwblkhip049d"/>Key requirements and constrains</text:p>
      <text:p text:style-name="P16">&lt;Identify issues that will drive the choices for the architecture such as: Will the system be driven by complex deployment concerns, adapting to legacy systems, or performance issues? Does it need to be robust for long-term maintenance?</text:p>
      <text:p text:style-name="P16"><text:soft-page-break/>Identify critical issues that must be addressed by the architecture, such as: Are there hardware dependencies that should be isolated from the rest of the system? Does the system need to function efficiently under unusual conditions? Are there integrations with external systems? Is the system to be offered in different user-interfacing platforms (web, mobile devices, big screens,…)?</text:p>
      <text:p text:style-name="P16"><text:s/>E.g.: (the references cited in [XX ] would be hypothetical links to previous specification documents/deliverables )</text:p>
      <text:p text:style-name="P16">There are some key requirements and system constraints that have a significant bearing on the architecture. They are:</text:p>
      <text:p text:style-name="P17">è<text:span text:style-name="T5"> <text:s/></text:span>The existing legacy Course Catalog System at Wylie College must be accessed to retrieve all course information for the current semester. The C-Registration System must support the data formats and DBMS of the legacy Course Catalog System [E2].</text:p>
      <text:p text:style-name="P17">è<text:span text:style-name="T5"> <text:s/></text:span>The existing legacy Billing System at Wylie College must be interfaced with to support billing of students. This interface is defined in the Course Billing Interface Specification [E1].</text:p>
      <text:p text:style-name="P17">è<text:span text:style-name="T5"> <text:s/></text:span>All student, professor, and Registrar functionality must be available from both local campus PCs and remote PCs with internet dial up connections.</text:p>
      <text:p text:style-name="P17">è<text:span text:style-name="T5"> <text:s/></text:span>The C-Registration System must ensure complete protection of data from unauthorized access. All remote accesses are subject to user identification and password control.</text:p>
      <text:p text:style-name="P17">è<text:span text:style-name="T5"> <text:s/></text:span>The C-Registration System will be implemented as a client-server system. The client portion resides on PCs and the server portion must operate on the Wylie College UNIX Server. [E2]</text:p>
      <text:p text:style-name="P17">è<text:span text:style-name="T5"> <text:s/></text:span>All performance and loading requirements, as stipulated in the Vision Document [E2] and the Supplementary Specification [15], must be taken into consideration as the architecture is being developed.&gt;</text:p>
      <text:p text:style-name="normal"/>
      <text:p text:style-name="Heading_20_2"><text:bookmark text:name="_flrr17v8574m"/>Architetural view</text:p>
      <text:p text:style-name="P5">→ Discuss architecture planned for the software solution. </text:p>
      <text:p text:style-name="P5">→ include a diagram</text:p>
      <text:p text:style-name="Heading_20_2"><text:bookmark text:name="_32p2sma1plje"/>Module interactions</text:p>
      <text:p text:style-name="P18">→ explain how the identified modules will interact. Use sequence diagrams to clarify the interactions along time, when needed</text:p>
      <text:p text:style-name="P5">→ dicuss more advanced app design issues: integration with Internet-based external services, data synchronization strategy, distributed workflows, push notifications mechanism, distribution of updates to distributed devices, etc.&gt;</text:p>
      <text:p text:style-name="P6"><text:bookmark text:name="_pcyv88xodbd9"/><text:soft-page-break/>4 Information perspetive</text:p>
      <text:p text:style-name="P1"/>
      <text:p text:style-name="P1">&lt;which concepts will be managed in this domain? How are they related?&gt;</text:p>
      <text:p text:style-name="P1">&lt;use a logical model (UML classes) to explain the concepts of the domain and their attributes&gt;</text:p>
      <text:p text:style-name="P6"><text:bookmark text:name="_yc3oy6awb07y"/>5 References and resources</text:p>
      <text:p text:style-name="P1">&lt;document the key components (e.g.: libraries, web services) or key references (e.g.: blog post) used that were really helpful and certainly would help other students pursuing a similar work&gt;</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Unicode MS" svg:font-family="'Arial Unicode MS'"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Neue" fo:font-size="11pt" fo:language="en" fo:country="none" style:letter-kerning="false" style:font-name-asian="Helvetica Neue1" style:font-size-asian="11pt" style:language-asian="zh" style:country-asian="CN" style:font-name-complex="Helvetica Neue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1pt" fo:language="en" fo:country="none"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106cm" fo:margin-bottom="0.106cm" loext:contextual-spacing="false" fo:line-height="110%" fo:text-align="start" style:justify-single-word="false" fo:orphans="0" fo:widows="0" style:writing-mode="lr-tb"/>
    </style:style>
    <style:style style:name="Heading_20_1" style:display-name="Heading 1" style:family="paragraph" style:parent-style-name="normal" style:next-style-name="normal" style:default-outline-level="" style:class="text">
      <style:paragraph-properties fo:margin-top="0.847cm" fo:margin-bottom="0.212cm" loext:contextual-spacing="false" fo:line-height="100%"/>
      <style:text-properties fo:font-size="16pt" fo:font-weight="bold" style:font-size-asian="16pt" style:font-weight-asian="bold" style:font-size-complex="16pt"/>
    </style:style>
    <style:style style:name="Heading_20_2" style:display-name="Heading 2" style:family="paragraph" style:parent-style-name="normal" style:next-style-name="normal" style:default-outline-level="" style:class="text">
      <style:paragraph-properties fo:margin-top="0.635cm" fo:margin-bottom="0.141cm" loext: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normal" style:default-outline-level="" style:class="text">
      <style:paragraph-properties fo:margin-top="0.494cm" fo:margin-bottom="0.141cm" loext:contextual-spacing="false" fo:line-height="100%" fo:keep-together="auto" fo:orphans="0" fo:widows="0" fo:keep-with-next="auto"/>
      <style:text-properties fo:color="#666666" fo:font-size="12pt" fo:font-weight="bold" style:font-size-asian="12pt" style:font-weight-asian="bold" style:font-size-complex="12pt"/>
    </style:style>
    <style:style style:name="Heading_20_4" style:display-name="Heading 4" style:family="paragraph" style:parent-style-name="normal" style:next-style-name="normal" style:default-outline-level="" style:class="text">
      <style:paragraph-properties fo:margin-top="0.423cm" fo:margin-bottom="0.071cm" loext:contextual-spacing="false" fo:line-height="100%" fo:keep-together="auto" fo:orphans="0" fo:widows="0"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normal" style:default-outline-level="" style:class="chapter">
      <style:paragraph-properties fo:margin-top="0.847cm" fo:margin-bottom="0.212cm" loext:contextual-spacing="false" fo:line-height="100%"/>
      <style:text-properties fo:font-size="18pt" fo:font-weight="bold" style:font-size-asian="18pt" style:font-weight-asian="bold" style:font-size-complex="18pt"/>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keep-together="auto" fo:orphans="0" fo:widows="0" fo:background-color="transparent" fo:padding="0cm" fo:border="none" fo:keep-with-next="auto"/>
    </style:style>
    <style:style style:name="MP2" style:family="paragraph" style:parent-style-name="normal">
      <loext:graphic-properties draw:fill="none" draw:fill-color="#ffffff"/>
      <style:paragraph-properties fo:text-align="center" style:justify-single-word="false" fo:background-color="transparent" fo:padding="0cm" fo:border="none">
        <style:tab-stops>
          <style:tab-stop style:position="17.145cm" style:type="right"/>
        </style:tab-stops>
      </style:paragraph-properties>
    </style:style>
    <style:style style:name="MP3" style:family="paragraph" style:parent-style-name="normal">
      <loext:graphic-properties draw:fill="none" draw:fill-color="#ffffff"/>
      <style:paragraph-properties fo:text-align="center" style:justify-single-word="false" fo:keep-together="auto" fo:orphans="0" fo:widows="0" fo:background-color="transparent" fo:padding="0cm" fo:border="none" fo:keep-with-next="auto"/>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0cm" fo:margin-bottom="1.27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text:span text:style-name="MT1">UA-DETI - INTRODUÇÃO À ENGENHARIA DE SOFTWARE</text:span><text:tab/></text:p>
      </style:header>
      <style:footer>
        <text:p text:style-name="MP3"><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28T19:38:44.930264037</dc:date>
    <meta:editing-duration>PT7M34S</meta:editing-duration>
    <meta:editing-cycles>4</meta:editing-cycles>
    <meta:generator>LibreOffice/6.4.6.2$Linux_X86_64 LibreOffice_project/40$Build-2</meta:generator>
    <meta:document-statistic meta:table-count="1" meta:image-count="0" meta:object-count="0" meta:page-count="5" meta:paragraph-count="83" meta:word-count="1117" meta:character-count="7360" meta:non-whitespace-character-count="6301"/>
  </office:meta>
</office:document-meta>
</file>